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id.name&gt;</text:placeholder></text:p>
            <text:p text:style-name="P11">Indirizzo: <text:placeholder text:placeholder-type="text">&lt;o.partner_id.street or ""&gt;</text:placeholder></text:p>
            <text:p text:style-name="P11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5"><text:s text:c="35"/>IBAN: IT49T 05116 54570 000 000 000 130</text:p>
            <text:p text:style-name="P14"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8T12:07:35.436139565</dc:date>
    <meta:editing-duration>P7DT1H52M21S</meta:editing-duration>
    <meta:editing-cycles>721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60" meta:word-count="207" meta:character-count="2254" meta:non-whitespace-character-count="2052"/>
    <meta:user-defined meta:name="Info 1"/>
    <meta:user-defined meta:name="Info 2"/>
    <meta:user-defined meta:name="Info 3"/>
    <meta:user-defined meta:name="Info 4"/>
  </office:meta>
</office:document-meta>
</file>